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cb3d8" officeooo:paragraph-rsid="000cb3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8654352" text:style-name="L1">
        <text:list-item>
          <text:p text:style-name="P1">Working on a projec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2:25:36.984863284</meta:creation-date>
    <dc:date>2019-05-21T12:26:58.925158852</dc:date>
    <meta:editing-duration>PT1M24S</meta:editing-duration>
    <meta:editing-cycles>1</meta:editing-cycles>
    <meta:document-statistic meta:table-count="0" meta:image-count="0" meta:object-count="0" meta:page-count="1" meta:paragraph-count="1" meta:word-count="5" meta:character-count="21" meta:non-whitespace-character-count="18"/>
    <meta:generator>LibreOffice/6.0.7.3$Linux_X86_64 LibreOffice_project/00m0$Build-3</meta:generator>
  </office:meta>
</office:document-meta>
</file>